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SERVICIOS GENERALES RAYCAN E.I.R.L.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JAE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TOCTO PALACIOS, ANDERSON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7301624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30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9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1</text:p>
          </table:table-cell>
          <table:table-cell table:style-name="Tableau1.A2" office:value-type="string">
            <text:p text:style-name="P13">3</text:p>
          </table:table-cell>
          <table:table-cell table:style-name="Tableau1.D2" office:value-type="string">
            <text:p text:style-name="P12">123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23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3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54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9T20:29:19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